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language="fr" fo:country="FR" fo:font-weight="bold" officeooo:rsid="00028cc6" officeooo:paragraph-rsid="00028cc6" style:font-weight-asian="bold" style:font-weight-complex="bold"/>
    </style:style>
    <style:style style:name="P2" style:family="paragraph" style:parent-style-name="Text_20_body">
      <style:paragraph-properties fo:text-align="start" style:justify-single-word="false"/>
      <style:text-properties fo:language="fr" fo:country="FR" fo:font-weight="normal" officeooo:rsid="00028cc6" officeooo:paragraph-rsid="00028cc6" style:font-weight-asian="normal" style:font-weight-complex="normal"/>
    </style:style>
    <style:style style:name="P3" style:family="paragraph" style:parent-style-name="Text_20_body">
      <style:text-properties fo:language="fr" fo:country="FR" fo:font-weight="normal" officeooo:rsid="00033321" officeooo:paragraph-rsid="00033321" style:font-weight-asian="normal" style:font-weight-complex="normal"/>
    </style:style>
    <style:style style:name="P4" style:family="paragraph" style:parent-style-name="Text_20_body" style:list-style-name="L3">
      <style:paragraph-properties fo:margin-top="0in" fo:margin-bottom="0in" style:contextual-spacing="false"/>
      <style:text-properties fo:language="fr" fo:country="FR" fo:font-weight="normal" officeooo:rsid="00033321" officeooo:paragraph-rsid="00033321" style:font-weight-asian="normal" style:font-weight-complex="normal"/>
    </style:style>
    <style:style style:name="P5" style:family="paragraph" style:parent-style-name="Text_20_body" style:list-style-name="L3">
      <style:paragraph-properties fo:margin-top="0in" fo:margin-bottom="0in" style:contextual-spacing="false"/>
      <style:text-properties fo:language="fr" fo:country="FR" fo:font-weight="normal" officeooo:rsid="00033321" officeooo:paragraph-rsid="0003bb6b" style:font-weight-asian="normal" style:font-weight-complex="normal"/>
    </style:style>
    <style:style style:name="P6" style:family="paragraph" style:parent-style-name="Text_20_body">
      <style:text-properties officeooo:paragraph-rsid="00033321"/>
    </style:style>
    <style:style style:name="T1" style:family="text">
      <style:text-properties fo:language="fr" fo:country="FR" fo:font-weight="normal" officeooo:rsid="00028cc6" style:font-weight-asian="normal" style:font-weight-complex="normal"/>
    </style:style>
    <style:style style:name="T2" style:family="text">
      <style:text-properties fo:language="fr" fo:country="FR" fo:font-weight="normal" officeooo:rsid="00028cc6" style:font-weight-asian="normal" style:font-weight-complex="normal" loext:padding="0.0193in" loext:border="0.06pt solid #d9d9e3"/>
    </style:style>
    <style:style style:name="T3" style:family="text">
      <style:text-properties fo:language="fr" fo:country="FR" fo:font-weight="bold" officeooo:rsid="00028cc6" style:font-weight-asian="bold" style:font-weight-complex="bold"/>
    </style:style>
    <style:style style:name="T4" style:family="text">
      <style:text-properties fo:font-weight="bold" style:font-weight-asian="bold" style:font-weight-complex="bold"/>
    </style:style>
    <style:style style:name="T5" style:family="text">
      <style:text-properties officeooo:rsid="0003bb6b"/>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t push_swap</text:p>
      <text:p text:style-name="P1"/>
      <text:p text:style-name="P2">Les listes chaînées circulaires sont une structure de données en C qui peuvent être utilisées pour stocker une collection d'éléments. Chaque élément est stocké dans un nœud et chaque nœud est lié au nœud suivant par un lien appelé "pointeur". La dernière partie importante des listes chaînées circulaires est qu'elles se connectent à la première partie de la liste pour former un cercle, de sorte que la liste ne se termine jamais.</text:p>
      <text:p text:style-name="Text_20_body"><text:span text:style-name="T1"><text:line-break/>1- La première étape consiste à déclarer une structure </text:span><text:span text:style-name="Source_20_Text"><text:span text:style-name="T2">Node</text:span></text:span><text:span text:style-name="T1"> qui aura deux champs : </text:span><text:span text:style-name="Source_20_Text"><text:span text:style-name="T2">data</text:span></text:span><text:span text:style-name="T1"> pour stocker la valeur et </text:span><text:span text:style-name="Source_20_Text"><text:span text:style-name="T2">next</text:span></text:span><text:span text:style-name="T1"> pour faire pointer vers le prochain nœud dans la liste.</text:span></text:p>
      <text:p text:style-name="P6"><text:span text:style-name="T1">2- Ensuite, nous déclarons un pointeur de structure </text:span><text:span text:style-name="Source_20_Text"><text:span text:style-name="T2">head</text:span></text:span><text:span text:style-name="T1"> pour stocker l'adresse du premier nœud de la liste. Nous l'initialisons à </text:span><text:span text:style-name="Source_20_Text"><text:span text:style-name="T2">NULL</text:span></text:span><text:span text:style-name="T1"> car il n'y a pas encore de noeuds dans la liste.</text:span></text:p>
      <text:p text:style-name="P6"><text:span text:style-name="T1"/></text:p>
      <text:p text:style-name="P6"><text:span text:style-name="T3">Important de coder plusieurs fonctions :</text:span><text:span text:style-name="T1"> </text:span></text:p>
      <text:list xml:id="list2479560820" text:style-name="L3">
        <text:list-item>
          <text:p text:style-name="P4">une liste vide</text:p>
        </text:list-item>
        <text:list-item>
          <text:p text:style-name="P4">une fonction qui v<text:span text:style-name="T5">é</text:span>rifiera si la liste est vide</text:p>
        </text:list-item>
        <text:list-item>
          <text:p text:style-name="P4">une fonction qui calculera la taille de la liste</text:p>
        </text:list-item>
        <text:list-item>
          <text:p text:style-name="P5">une fonction qui ajoutera un <text:span text:style-name="T5">é</text:span>lement a une position donn<text:span text:style-name="T5">é</text:span>e</text:p>
        </text:list-item>
        <text:list-item>
          <text:p text:style-name="P5">une fonction qui r<text:span text:style-name="T5">é</text:span>cuperera un <text:span text:style-name="T5">é</text:span>lement a une position donn<text:span text:style-name="T5">é</text:span>e</text:p>
        </text:list-item>
        <text:list-item>
          <text:p text:style-name="P5">une fonction qui modifiera un <text:span text:style-name="T5">é</text:span>lement a une position donn<text:span text:style-name="T5">é</text:span>e</text:p>
        </text:list-item>
        <text:list-item>
          <text:p text:style-name="P4">une fonction qui effacera un <text:span text:style-name="T5">é</text:span>lement a une position donn<text:span text:style-name="T5">é</text:span>e</text:p>
        </text:list-item>
        <text:list-item>
          <text:p text:style-name="P4">une fonction qui effacera tous les <text:span text:style-name="T5">é</text:span>lement<text:span text:style-name="T5">s</text:span> de la liste</text:p>
        </text:list-item>
      </text:list>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8T10:39:17.012679396</meta:creation-date>
    <meta:generator>LibreOffice/7.3.7.2$Linux_X86_64 LibreOffice_project/30$Build-2</meta:generator>
    <dc:date>2023-02-08T11:36:15.267387168</dc:date>
    <meta:editing-duration>PT14M51S</meta:editing-duration>
    <meta:editing-cycles>1</meta:editing-cycles>
    <meta:document-statistic meta:table-count="0" meta:image-count="0" meta:object-count="0" meta:page-count="1" meta:paragraph-count="13" meta:word-count="224" meta:character-count="1254" meta:non-whitespace-character-count="1049"/>
  </office:meta>
</office:document-meta>
</file>